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5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8" office:value-type="string" calcext:value-type="string">
            <text:p>ṃ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7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5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9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)</text:p>
          </table:table-cell>
          <table:table-cell office:value-type="string" calcext:value-type="string">
            <text:p>Y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12"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_sandhi_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6:00:09.428476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08-01T16:00:39.945203902</dc:date>
    <meta:editing-duration>PT7H15M5S</meta:editing-duration>
    <meta:editing-cycles>11</meta:editing-cycles>
    <meta:generator>LibreOffice/5.1.6.2$Linux_X86_64 LibreOffice_project/10m0$Build-2</meta:generator>
    <meta:document-statistic meta:table-count="5" meta:cell-count="1447" meta:object-count="0"/>
  </office:meta>
</office:document-meta>
</file>